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8d9bd" officeooo:paragraph-rsid="0028d9bd"/>
    </style:style>
    <style:style style:name="P22" style:family="paragraph" style:parent-style-name="Standard">
      <style:text-properties officeooo:rsid="0028d9bd" officeooo:paragraph-rsid="0028d9bd"/>
    </style:style>
    <style:style style:name="P23" style:family="paragraph" style:parent-style-name="Standard">
      <style:text-properties officeooo:rsid="00293216" officeooo:paragraph-rsid="00293216"/>
    </style:style>
    <style:style style:name="P24" style:family="paragraph" style:parent-style-name="Standard">
      <style:text-properties officeooo:rsid="002d6fdb" officeooo:paragraph-rsid="002d6fd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  <style:style style:name="T4" style:family="text">
      <style:text-properties officeooo:rsid="002a7523"/>
    </style:style>
    <style:style style:name="T5" style:family="text">
      <style:text-properties officeooo:rsid="002dbb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通用功能</text:p>
      <text:p text:style-name="P21">1.<text:tab/>状态管理器</text:p>
      <text:p text:style-name="P21">2.<text:tab/>场景init。</text:p>
      <text:p text:style-name="P21">3.<text:tab/>公司logo，版权信息。</text:p>
      <text:p text:style-name="P23">4.<text:tab/>体验功能注释，<text:span text:style-name="T4">增加体验说明语句，“亲，您目前访问的是体验页面，为开放全部<text:tab/>功能，请见谅。”</text:span></text:p>
      <text:p text:style-name="P24">5.<text:tab/>中文字体路径，opentype.js，typeface.<text:span text:style-name="T5">js</text:span></text:p>
      <text:p text:style-name="P24">6.<text:tab/><text:span text:style-name="T1">创建afanty3d，github项目。</text:span></text:p>
      <text:p text:style-name="P21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3">，按照圆环的弧度放置</text:span></text:p>
      <text:p text:style-name="P12"><text:soft-page-break/><text:span text:style-name="T3">3.<text:tab/></text:span>合并webgl_<text:span text:style-name="T2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1T12:06:07.064459210</dc:date>
    <meta:editing-duration>P1DT4H59M43S</meta:editing-duration>
    <meta:editing-cycles>38</meta:editing-cycles>
    <meta:generator>LibreOffice/4.3.3.2$Linux_X86_64 LibreOffice_project/430m0$Build-2</meta:generator>
    <meta:document-statistic meta:table-count="0" meta:image-count="0" meta:object-count="0" meta:page-count="2" meta:paragraph-count="40" meta:word-count="653" meta:character-count="1026" meta:non-whitespace-character-count="981"/>
  </office:meta>
</office:document-meta>
</file>